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569cm" fo:min-width="1.986cm"/>
    </style:style>
    <style:style style:name="gr2" style:family="graphic" style:parent-style-name="standard">
      <style:graphic-properties draw:textarea-horizontal-align="justify" draw:textarea-vertical-align="middle" draw:auto-grow-height="false" fo:min-height="0.568cm" fo:min-width="1.986cm"/>
    </style:style>
    <style:style style:name="gr3" style:family="graphic" style:parent-style-name="standard">
      <style:graphic-properties draw:textarea-horizontal-align="justify" draw:textarea-vertical-align="middle" draw:auto-grow-height="false" fo:min-height="0.568cm" fo:min-width="1.98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87cm" fo:min-width="1.4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2.87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61cm" fo:min-width="1.1cm"/>
    </style:style>
    <style:style style:name="gr8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1.662cm" fo:min-width="1.0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7cm" fo:min-width="2.80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568cm" fo:min-width="1.9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0.6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4cm" fo:min-width="1.2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2cm" fo:min-width="1.22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3cm" fo:min-width="1.22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81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022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8cm" fo:min-width="0.767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1.127cm"/>
      <style:paragraph-properties style:writing-mode="lr-tb"/>
    </style:style>
    <style:style style:name="gr2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223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1.11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2cm" fo:min-width="1.2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1.2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0.85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0.85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9cm" fo:min-width="0.85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  <style:paragraph-properties style:writing-mode="lr-tb"/>
    </style:style>
    <style:style style:name="gr39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 fo:background-color="#ffffff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18pt" fo:background-color="#ffffff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ffff" fo:font-size="18pt" fo:background-color="#ffffff"/>
    </style:style>
    <style:style style:name="T8" style:family="text">
      <style:text-properties style:text-position="-33% 58%" fo:font-size="18pt" style:font-size-asian="18pt" style:font-size-complex="18pt"/>
    </style:style>
    <style:style style:name="T9" style:family="text">
      <style:text-properties style:text-position="-33% 58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486cm" svg:height="0.819cm" svg:x="7.923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2.486cm" svg:height="0.819cm" svg:x="15.052cm" svg:y="2.6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486cm" svg:height="0.818cm" svg:x="7.923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2.487cm" svg:height="0.818cm" svg:x="15.199cm" svg:y="8.4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2.487cm" svg:height="0.818cm" draw:transform="rotate (1.5707963267949) translate (12.477cm 7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923cm" svg:y1="3.04cm" svg:x2="5.467cm" svg:y2="4.623cm" draw:start-shape="id1" draw:start-glue-point="3" draw:end-shape="id2" draw:end-glue-point="4" svg:d="M7923 3040h-2456v1583" svg:viewBox="0 0 2457 1584">
          <text:p/>
        </draw:connector>
        <draw:connector draw:style-name="gr4" draw:text-style-name="P1" draw:layer="layout" svg:x1="5.467cm" svg:y1="7.36cm" svg:x2="7.923cm" svg:y2="8.831cm" draw:start-shape="id2" draw:start-glue-point="8" draw:end-shape="id3" draw:end-glue-point="3" svg:d="M5467 7360v1471h2456" svg:viewBox="0 0 2457 1472">
          <text:p/>
        </draw:connector>
        <draw:connector draw:style-name="gr4" draw:text-style-name="P1" draw:layer="layout" draw:line-skew="0.688cm" svg:x1="19.519cm" svg:y1="13.034cm" svg:x2="12.874cm" svg:y2="13.831cm" draw:start-shape="id4" draw:start-glue-point="2" draw:end-shape="id5" draw:end-glue-point="6" svg:d="M19519 13034v1987h-6645v-1190" svg:viewBox="0 0 6646 1988">
          <text:p/>
        </draw:connector>
        <draw:connector draw:style-name="gr4" draw:text-style-name="P1" draw:layer="layout" svg:x1="10.409cm" svg:y1="8.831cm" svg:x2="15.199cm" svg:y2="8.831cm" draw:start-shape="id3" draw:start-glue-point="1" draw:end-shape="id6" draw:end-glue-point="3" svg:d="M10409 8831h4790" svg:viewBox="0 0 4791 1">
          <text:p/>
        </draw:connector>
        <draw:connector draw:style-name="gr4" draw:text-style-name="P1" draw:layer="layout" svg:x1="12.886cm" svg:y1="7.109cm" svg:x2="15.199cm" svg:y2="8.831cm" draw:start-shape="id7" draw:start-glue-point="3" draw:end-shape="id6" draw:end-glue-point="3" svg:d="M12886 7109v1722h2313" svg:viewBox="0 0 2314 1723">
          <text:p/>
        </draw:connector>
        <draw:connector draw:style-name="gr4" draw:text-style-name="P1" draw:layer="layout" svg:x1="15.052cm" svg:y1="3.04cm" svg:x2="12.886cm" svg:y2="4.622cm" draw:start-shape="id8" draw:start-glue-point="3" draw:end-shape="id7" draw:end-glue-point="1" svg:d="M15052 3040h-2166v1582" svg:viewBox="0 0 2167 1583">
          <text:p/>
        </draw:connector>
        <draw:custom-shape draw:style-name="gr5" draw:text-style-name="P2" xml:id="id2" draw:id="id2" draw:layer="layout" svg:width="2.735cm" svg:height="2.737cm" svg:x="4.099cm" svg:y="4.62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3.379cm" svg:height="1.238cm" svg:x="20.54cm" svg:y="6.595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10" draw:id="id10">
          <draw:custom-shape draw:style-name="gr7" draw:text-style-name="P1" draw:layer="layout" svg:width="3.198cm" svg:height="3.821cm" svg:x="18.021cm" svg:y="4.01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8" draw:text-style-name="P4" draw:layer="layout" svg:x1="19.618cm" svg:y1="5.122cm" svg:x2="19.618cm" svg:y2="7.001cm">
            <text:p/>
          </draw:line>
        </draw:g>
        <draw:custom-shape draw:style-name="gr9" draw:text-style-name="P2" xml:id="id5" draw:id="id5" draw:layer="layout" svg:width="3.197cm" svg:height="3.822cm" svg:x="11.275cm" svg:y="10.00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3" draw:layer="layout" svg:width="3.309cm" svg:height="1.114cm" svg:x="13.291cm" svg:y="13.332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1"> </text:span></text:p>
          </draw:text-box>
        </draw:frame>
        <draw:connector draw:style-name="gr4" draw:text-style-name="P5" draw:layer="layout" svg:x1="10.409cm" svg:y1="8.831cm" svg:x2="12.874cm" svg:y2="10.009cm" draw:start-shape="id3" draw:start-glue-point="1" draw:end-shape="id5" draw:end-glue-point="4" svg:d="M10409 8831h2465v1178" svg:viewBox="0 0 2466 1179">
          <text:p/>
        </draw:connector>
        <draw:connector draw:style-name="gr4" draw:text-style-name="P5" draw:layer="layout" svg:x1="10.409cm" svg:y1="3.04cm" svg:x2="12.886cm" svg:y2="4.622cm" draw:start-shape="id1" draw:start-glue-point="1" draw:end-shape="id7" draw:end-glue-point="1" svg:d="M10409 3040h2477v1582" svg:viewBox="0 0 2478 1583">
          <text:p/>
        </draw:connector>
        <draw:connector draw:style-name="gr4" draw:text-style-name="P5" draw:layer="layout" draw:line-skew="1.09cm" svg:x1="17.686cm" svg:y1="8.831cm" svg:x2="19.372cm" svg:y2="8.875cm" draw:start-shape="id6" draw:start-glue-point="1" draw:end-shape="id9" draw:end-glue-point="6" svg:d="M17686 8831h1933v44h-247" svg:viewBox="0 0 1934 45">
          <text:p/>
        </draw:connector>
        <draw:connector draw:style-name="gr4" draw:text-style-name="P5" draw:layer="layout" svg:x1="17.538cm" svg:y1="3.04cm" svg:x2="19.62cm" svg:y2="4.012cm" draw:start-shape="id8" draw:start-glue-point="1" draw:end-shape="id10" draw:end-glue-point="0" svg:d="M17538 3040h2082v972" svg:viewBox="0 0 2083 973">
          <text:p/>
        </draw:connector>
        <draw:connector draw:style-name="gr4" draw:text-style-name="P5" draw:layer="layout" draw:line-skew="-0.251cm" svg:x1="19.62cm" svg:y1="7.833cm" svg:x2="19.519cm" svg:y2="10.469cm" draw:start-shape="id10" draw:start-glue-point="2" draw:end-shape="id4" draw:end-glue-point="0" svg:d="M19620 7833v1042h-101v1594" svg:viewBox="0 0 102 2637">
          <text:p/>
        </draw:connector>
        <draw:custom-shape draw:style-name="gr3" draw:text-style-name="P1" xml:id="id11" draw:id="id11" draw:layer="layout" svg:width="2.487cm" svg:height="0.818cm" svg:x="7.921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2" draw:id="id12" draw:layer="layout" svg:width="2.488cm" svg:height="0.818cm" draw:transform="rotate (1.5707963267949) translate (5.05cm 13.0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408cm" svg:y1="14.919cm" svg:x2="12.874cm" svg:y2="13.831cm" draw:start-shape="id11" draw:start-glue-point="1" draw:end-shape="id5" draw:end-glue-point="6" svg:d="M10408 14919h2466v-1088" svg:viewBox="0 0 2467 1089">
          <text:p/>
        </draw:connector>
        <draw:connector draw:style-name="gr4" draw:text-style-name="P5" draw:layer="layout" svg:x1="5.459cm" svg:y1="10.561cm" svg:x2="7.923cm" svg:y2="8.831cm" draw:start-shape="id12" draw:start-glue-point="1" draw:end-shape="id3" draw:end-glue-point="3" svg:d="M5459 10561v-1730h2464" svg:viewBox="0 0 2465 1731">
          <text:p/>
        </draw:connector>
        <draw:connector draw:style-name="gr4" draw:text-style-name="P5" draw:layer="layout" svg:x1="5.459cm" svg:y1="13.049cm" svg:x2="7.921cm" svg:y2="14.919cm" draw:start-shape="id12" draw:start-glue-point="3" draw:end-shape="id11" draw:end-glue-point="3" svg:d="M5459 13049v1870h2462" svg:viewBox="0 0 2463 1871">
          <text:p/>
        </draw:connector>
        <draw:frame draw:style-name="gr12" draw:text-style-name="P3" draw:layer="layout" svg:width="1.177cm" svg:height="1.654cm" svg:x="21.371cm" svg:y="11.079cm">
          <draw:text-box>
            <text:p><text:span text:style-name="T1">I</text:span><text:span text:style-name="T2">c</text:span></text:p>
          </draw:text-box>
        </draw:frame>
        <draw:frame draw:style-name="gr13" draw:text-style-name="P6" draw:layer="layout" svg:width="1.723cm" svg:height="1.653cm" svg:x="8.469cm" svg:y="3.45cm">
          <draw:text-box>
            <text:p><text:span text:style-name="T5">R</text:span><text:span text:style-name="T6">1</text:span></text:p>
          </draw:text-box>
        </draw:frame>
        <draw:frame draw:style-name="gr14" draw:text-style-name="P6" draw:layer="layout" svg:width="1.725cm" svg:height="1.656cm" svg:x="8.683cm" svg:y="15.328cm">
          <draw:text-box>
            <text:p><text:span text:style-name="T5">R</text:span><text:span text:style-name="T6">7</text:span></text:p>
          </draw:text-box>
        </draw:frame>
        <draw:frame draw:style-name="gr15" draw:text-style-name="P6" draw:layer="layout" svg:width="1.727cm" svg:height="1.654cm" svg:x="15.666cm" svg:y="9.24cm">
          <draw:text-box>
            <text:p><text:span text:style-name="T5">R</text:span><text:span text:style-name="T6">5</text:span></text:p>
          </draw:text-box>
        </draw:frame>
        <draw:frame draw:style-name="gr16" draw:text-style-name="P6" draw:layer="layout" svg:width="1.725cm" svg:height="1.654cm" svg:x="8.363cm" svg:y="9.24cm">
          <draw:text-box>
            <text:p><text:span text:style-name="T5">R</text:span><text:span text:style-name="T6">4</text:span></text:p>
          </draw:text-box>
        </draw:frame>
        <draw:frame draw:style-name="gr17" draw:text-style-name="P6" draw:layer="layout" svg:width="1.726cm" svg:height="1.302cm" svg:x="13.411cm" svg:y="5.214cm">
          <draw:text-box>
            <text:p><text:span text:style-name="T5">R</text:span><text:span text:style-name="T6">3</text:span></text:p>
          </draw:text-box>
        </draw:frame>
        <draw:frame draw:style-name="gr18" draw:text-style-name="P6" draw:layer="layout" svg:width="1.726cm" svg:height="1.653cm" svg:x="15.525cm" svg:y="3.45cm">
          <draw:text-box>
            <text:p><text:span text:style-name="T5">R</text:span><text:span text:style-name="T6">2</text:span></text:p>
          </draw:text-box>
        </draw:frame>
        <draw:frame draw:style-name="gr19" draw:text-style-name="P6" draw:layer="layout" svg:width="1.317cm" svg:height="1.309cm" svg:x="3.733cm" svg:y="11.485cm">
          <draw:text-box>
            <text:p><text:span text:style-name="T5">R</text:span><text:span text:style-name="T6">6</text:span></text:p>
          </draw:text-box>
        </draw:frame>
        <draw:custom-shape draw:style-name="gr20" draw:text-style-name="P5" draw:layer="layout" svg:width="0.348cm" svg:height="0.383cm" svg:x="12.686cm" svg:y="8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9" draw:id="id9" draw:layer="layout" svg:width="0.346cm" svg:height="0.382cm" svg:x="19.372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348cm" svg:height="0.383cm" svg:x="12.687cm" svg:y="1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0.348cm" svg:height="0.384cm" svg:x="12.687cm" svg:y="2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13" draw:id="id13" draw:layer="layout" svg:width="0.346cm" svg:height="0.382cm" svg:x="5.263cm" svg:y="8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6" draw:layer="layout" svg:width="1.267cm" svg:height="2.628cm" svg:x="11.21cm" svg:y="4.622cm">
          <draw:text-box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4" draw:text-style-name="P7" draw:layer="layout" svg:x1="6.416cm" svg:y1="10.562cm" svg:x2="6.416cm" svg:y2="13.365cm">
          <text:p/>
        </draw:line>
        <draw:frame draw:style-name="gr25" draw:text-style-name="P8" draw:layer="layout" svg:width="1.235cm" svg:height="1.377cm" svg:x="6.635cm" svg:y="11.37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6" draw:text-style-name="P7" draw:layer="layout" svg:x1="19.52cm" svg:y1="10.469cm" svg:x2="19.52cm" svg:y2="11.322cm">
            <text:p/>
          </draw:line>
          <draw:line draw:style-name="gr26" draw:text-style-name="P7" draw:layer="layout" svg:x1="18.39cm" svg:y1="11.328cm" svg:x2="20.647cm" svg:y2="11.328cm">
            <text:p/>
          </draw:line>
          <draw:line draw:style-name="gr26" draw:text-style-name="P7" draw:layer="layout" svg:x1="18.391cm" svg:y1="12.185cm" svg:x2="20.648cm" svg:y2="12.185cm">
            <text:p/>
          </draw:line>
          <draw:line draw:style-name="gr26" draw:text-style-name="P7" draw:layer="layout" svg:x1="19.52cm" svg:y1="12.181cm" svg:x2="19.52cm" svg:y2="13.034cm">
            <text:p/>
          </draw:line>
        </draw:g>
        <draw:line draw:style-name="gr24" draw:text-style-name="P7" draw:layer="layout" svg:x1="21.16cm" svg:y1="10.391cm" svg:x2="21.16cm" svg:y2="13.194cm">
          <text:p/>
        </draw:line>
        <draw:frame draw:style-name="gr27" draw:text-style-name="P6" draw:layer="layout" svg:width="1.723cm" svg:height="1.656cm" svg:x="18.392cm" svg:y="12.185cm">
          <draw:text-box>
            <text:p><text:span text:style-name="T5">C</text:span></text:p>
          </draw:text-box>
        </draw:frame>
        <draw:g xml:id="id14" draw:id="id14">
          <draw:line draw:style-name="gr28" draw:text-style-name="P7" draw:layer="layout" svg:x1="4.284cm" svg:y1="9.785cm" svg:x2="2.464cm" svg:y2="9.803cm">
            <text:p/>
          </draw:line>
          <draw:line draw:style-name="gr28" draw:text-style-name="P7" draw:layer="layout" svg:x1="4.286cm" svg:y1="9.776cm" svg:x2="2.466cm" svg:y2="9.794cm">
            <text:p/>
          </draw:line>
          <draw:line draw:style-name="gr28" draw:text-style-name="P7" draw:layer="layout" svg:x1="2.962cm" svg:y1="10.186cm" svg:x2="3.866cm" svg:y2="10.186cm">
            <text:p/>
          </draw:line>
          <draw:line draw:style-name="gr28" draw:text-style-name="P7" draw:layer="layout" svg:x1="3.205cm" svg:y1="10.529cm" svg:x2="3.64cm" svg:y2="10.529cm">
            <text:p/>
          </draw:line>
          <draw:line draw:style-name="gr28" draw:text-style-name="P7" draw:layer="layout" svg:x1="3.399cm" svg:y1="9.76cm" svg:x2="3.406cm" svg:y2="8.875cm">
            <text:p/>
          </draw:line>
        </draw:g>
        <draw:connector draw:style-name="gr29" draw:text-style-name="P5" draw:layer="layout" draw:line-skew="1.485cm 0.692cm" svg:x1="5.263cm" svg:y1="8.875cm" svg:x2="3.375cm" svg:y2="8.875cm" draw:start-shape="id13" draw:start-glue-point="6" draw:end-shape="id14" draw:end-glue-point="0" svg:d="M5263 8875h-1864-24" svg:viewBox="0 0 1889 1">
          <text:p/>
        </draw:connector>
        <draw:frame draw:style-name="gr30" draw:text-style-name="P6" draw:layer="layout" svg:width="1.618cm" svg:height="1.076cm" svg:x="5.014cm" svg:y="1.964cm">
          <draw:text-box>
            <text:p><text:span text:style-name="T5">N1</text:span></text:p>
          </draw:text-box>
        </draw:frame>
        <draw:frame draw:style-name="gr31" draw:text-style-name="P6" draw:layer="layout" svg:width="1.781cm" svg:height="1.032cm" svg:x="12.323cm" svg:y="2.008cm">
          <draw:text-box>
            <text:p><text:span text:style-name="T5">N2</text:span></text:p>
          </draw:text-box>
        </draw:frame>
        <draw:frame draw:style-name="gr32" draw:text-style-name="P6" draw:layer="layout" svg:width="1.776cm" svg:height="1.15cm" svg:x="19.357cm" svg:y="2.051cm">
          <draw:text-box>
            <text:p><text:span text:style-name="T5">N3</text:span></text:p>
          </draw:text-box>
        </draw:frame>
        <draw:frame draw:style-name="gr33" draw:text-style-name="P6" draw:layer="layout" svg:width="1.358cm" svg:height="1.427cm" svg:x="12.874cm" svg:y="7.861cm">
          <draw:text-box>
            <text:p><text:span text:style-name="T5">N5</text:span></text:p>
          </draw:text-box>
        </draw:frame>
        <draw:frame draw:style-name="gr34" draw:text-style-name="P6" draw:layer="layout" svg:width="1.358cm" svg:height="1.43cm" svg:x="5.014cm" svg:y="14.978cm">
          <draw:text-box>
            <text:p><text:span text:style-name="T5">N7</text:span></text:p>
          </draw:text-box>
        </draw:frame>
        <draw:frame draw:style-name="gr34" draw:text-style-name="P6" draw:layer="layout" svg:width="1.358cm" svg:height="1.43cm" svg:x="12.299cm" svg:y="15.226cm">
          <draw:text-box>
            <text:p><text:span text:style-name="T5">N8</text:span></text:p>
          </draw:text-box>
        </draw:frame>
        <draw:frame draw:style-name="gr35" draw:text-style-name="P6" draw:layer="layout" svg:width="1.358cm" svg:height="1.069cm" svg:x="19.619cm" svg:y="8.41cm">
          <draw:text-box>
            <text:p><text:span text:style-name="T5">N6</text:span></text:p>
          </draw:text-box>
        </draw:frame>
        <draw:frame draw:style-name="gr36" draw:text-style-name="P9" draw:layer="layout" svg:width="22.106cm" svg:height="0.962cm" svg:x="1.792cm" svg:y="17.667cm">
          <draw:text-box>
            <text:p><text:span text:style-name="T7">.,kujmyhntgbfbggnhmik,o,umynterrwruj5i6oli5yhtretryui7kolkiujytrtyujki7ujytv</text:span></text:p>
          </draw:text-box>
        </draw:frame>
        <draw:frame draw:style-name="gr36" draw:text-style-name="P10" draw:layer="layout" svg:width="1.578cm" svg:height="0.962cm" svg:x="18.308cm" svg:y="0.427cm">
          <draw:text-box>
            <text:p><text:span text:style-name="T7">efef</text:span></text:p>
          </draw:text-box>
        </draw:frame>
        <draw:frame draw:style-name="gr37" draw:text-style-name="P11" draw:layer="layout" svg:width="1.548cm" svg:height="1.154cm" svg:x="21.219cm" svg:y="5.5cm">
          <draw:text-box>
            <text:p>G<text:span text:style-name="T8">1</text:span></text:p>
          </draw:text-box>
        </draw:frame>
        <draw:frame draw:style-name="gr37" draw:text-style-name="P11" draw:layer="layout" svg:width="1.813cm" svg:height="1.154cm" svg:x="14.013cm" svg:y="12.121cm">
          <draw:text-box>
            <text:p>H<text:span text:style-name="T8">1</text:span></text:p>
          </draw:text-box>
        </draw:frame>
        <draw:frame draw:style-name="gr38" draw:text-style-name="P11" draw:layer="layout" svg:width="1.459cm" svg:height="1.251cm" svg:x="3.007cm" svg:y="4.792cm">
          <draw:text-box>
            <text:p>V<text:span text:style-name="T9">a</text:span></text:p>
          </draw:text-box>
        </draw:frame>
        <presentation:notes draw:style-name="dp2">
          <draw:page-thumbnail draw:style-name="gr39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9">29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9">29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106</meta:editing-cycles>
    <meta:creation-date>2014-07-21T10:31:21</meta:creation-date>
    <dc:date>2021-03-29T16:10:25.637099731</dc:date>
    <meta:editing-duration>P1DT10H25M39S</meta:editing-duration>
    <meta:generator>LibreOffice/6.4.6.2$Linux_X86_64 LibreOffice_project/40$Build-2</meta:generator>
    <meta:document-statistic meta:object-count="10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